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Heading_20_1">
      <style:paragraph-properties fo:text-align="center" style:justify-single-word="false"/>
      <style:text-properties style:font-name="Arial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Arial" fo:language="en" fo:country="US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Arial" fo:language="de" fo:country="D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end" style:justify-single-word="false" fo:break-before="page"/>
      <style:text-properties style:font-name="Arial"/>
    </style:style>
    <style:style style:name="P11" style:family="paragraph" style:parent-style-name="Text_20_body" style:list-style-name="L1">
      <style:paragraph-properties fo:text-align="start" style:justify-single-word="false" fo:break-before="page"/>
      <style:text-properties style:font-name="Arial"/>
    </style:style>
    <style:style style:name="P12" style:family="paragraph" style:parent-style-name="Text_20_body" style:list-style-name="L1">
      <style:paragraph-properties fo:text-align="start" style:justify-single-word="false" fo:break-before="page"/>
      <style:text-properties style:font-name="Arial" fo:language="en" fo:country="US"/>
    </style:style>
    <style:style style:name="P13" style:family="paragraph" style:parent-style-name="Text_20_body" style:list-style-name="L1">
      <style:paragraph-properties fo:text-align="start" style:justify-single-word="false" fo:break-before="page"/>
      <style:text-properties style:font-name="Arial" fo:language="de" fo:country="D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de" fo:country="DE"/>
    </style:style>
    <style:style style:name="T4" style:family="text">
      <style:text-properties style:font-name="Arial" fo:language="de" fo:country="D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space" fo:margin-left="0.49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space" fo:margin-left="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space" fo:margin-left="1.49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space" fo:margin-left="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evelopment Log S.T.A.R.</text:h>
      <text:p text:style-name="P3">(Stewie The Awesome Runner)</text:p>
      <text:p text:style-name="P3"/>
      <text:list xml:id="list20393229" text:style-name="L1">
        <text:list-item>
          <text:p text:style-name="P5">Juli 2010</text:p>
          <text:list>
            <text:list-item>
              <text:p text:style-name="P5">15.</text:p>
              <text:p text:style-name="P5">Erste Idee zu Jump &amp; Run Spiel</text:p>
            </text:list-item>
            <text:list-item>
              <text:p text:style-name="P5">20-23.</text:p>
              <text:list>
                <text:list-item>
                  <text:p text:style-name="P5">Programmierung der ersten Spielgrundlagen</text:p>
                  <text:list>
                    <text:list-item>
                      <text:p text:style-name="P5">Entwurf und Aufbau der Spielfigur ( Player Klasse)</text:p>
                    </text:list-item>
                    <text:list-item>
                      <text:p text:style-name="P5">Animation der Spielfigur</text:p>
                    </text:list-item>
                    <text:list-item>
                      <text:p text:style-name="P5">Anfang eines Tile-Based-Map Aufbaus ( Level Klasse )</text:p>
                    </text:list-item>
                    <text:list-item>
                      <text:p text:style-name="P5">Steuerung über Xbox 360 Wireless Controller</text:p>
                    </text:list-item>
                  </text:list>
                </text:list-item>
              </text:list>
            </text:list-item>
            <text:list-item>
              <text:p text:style-name="P5">24.-26.</text:p>
              <text:list>
                <text:list-item>
                  <text:p text:style-name="P5">Erste Programmierung der Spielphysik ( Collision )</text:p>
                  <text:list>
                    <text:list-item>
                      <text:p text:style-name="P5">Kollision mit Boden, Wand, Decke ( über Sprung)</text:p>
                    </text:list-item>
                    <text:list-item>
                      <text:p text:style-name="P5">Sehr fehlerhaft ( kann durch manche Wände Laufen, fällt durch Boden)</text:p>
                    </text:list-item>
                  </text:list>
                </text:list-item>
              </text:list>
            </text:list-item>
            <text:list-item>
              <text:p text:style-name="P5">26.-30.</text:p>
              <text:list>
                <text:list-item>
                  <text:p text:style-name="P5">Überarbeitung der Kollision</text:p>
                  <text:list>
                    <text:list-item>
                      <text:p text:style-name="P5">Behebung der Fehler</text:p>
                    </text:list-item>
                    <text:list-item>
                      <text:p text:style-name="P5">Verbesserung des Sprunges</text:p>
                    </text:list-item>
                  </text:list>
                </text:list-item>
                <text:list-item>
                  <text:p text:style-name="P5">Allgemeine Spielsteuerung</text:p>
                  <text:list>
                    <text:list-item>
                      <text:p text:style-name="P5">Keyboardunterstützung eingefügt</text:p>
                    </text:list-item>
                    <text:list-item>
                      <text:p text:style-name="P5">Allgemeine Spielsteuerung ( Inputhandler verwaltet Eingabe 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August 2010</text:p>
          <text:list>
            <text:list-item>
              <text:p text:style-name="P5">01.-08</text:p>
              <text:list>
                <text:list-item>
                  <text:p text:style-name="P5">Erweiterung der Tiles ( Plattform(-Kollision))</text:p>
                </text:list-item>
                <text:list-item>
                  <text:p text:style-name="P5">Allgemeine Fehlerbehebung</text:p>
                </text:list-item>
                <text:list-item>
                  <text:p text:style-name="P5">Verbesserung der Performance (Behebung von massivem Ruckeln bei großen Maps)</text:p>
                  <text:p text:style-name="P10"/>
                </text:list-item>
              </text:list>
            </text:list-item>
            <text:list-item>
              <text:p text:style-name="P5">09.</text:p>
              <text:list>
                <text:list-item>
                  <text:p text:style-name="P5">Einbau eines Gamestates</text:p>
                  <text:list>
                    <text:list-item>
                      <text:p text:style-name="P5">GameManager Klasse verwaltet den Spielstatus</text:p>
                      <text:list>
                        <text:list-item>
                          <text:p text:style-name="P5">Intro</text:p>
                        </text:list-item>
                        <text:list-item>
                          <text:p text:style-name="P5">Menü</text:p>
                        </text:list-item>
                        <text:list-item>
                          <text:p text:style-name="P5">InGame</text:p>
                        </text:list-item>
                        <text:list-item>
                          <text:p text:style-name="P5">….</text:p>
                        </text:list-item>
                      </text:list>
                    </text:list-item>
                    <text:list-item>
                      <text:p text:style-name="P5">Interface für Gamestates ( IGameState )</text:p>
                    </text:list-item>
                    <text:list-item>
                      <text:p text:style-name="P5">Erster Entwurf eines Einfachen Menüs</text:p>
                    </text:list-item>
                  </text:list>
                </text:list-item>
              </text:list>
            </text:list-item>
            <text:list-item>
              <text:p text:style-name="P5">10.-12.</text:p>
              <text:list>
                <text:list-item>
                  <text:p text:style-name="P5">Erweiterung des Menüs</text:p>
                  <text:list>
                    <text:list-item>
                      <text:p text:style-name="P5">Abstrakte Klasse für Allgemeines Menü</text:p>
                    </text:list-item>
                  </text:list>
                </text:list-item>
              </text:list>
            </text:list-item>
            <text:list-item>
              <text:p text:style-name="P5">12.-15.</text:p>
              <text:list>
                <text:list-item>
                  <text:p text:style-name="P5">Laden von CustomMaps(selbst erstelle Maps) über Menü möglich</text:p>
                </text:list-item>
              </text:list>
            </text:list-item>
            <text:list-item>
              <text:p text:style-name="P5">15.-20.</text:p>
              <text:list>
                <text:list-item>
                  <text:p text:style-name="P5">Einbau von Hintergrund Layern</text:p>
                  <text:list>
                    <text:list-item>
                      <text:p text:style-name="P5">Abstrakte Klasse Layer in Interface Ilayer</text:p>
                    </text:list-item>
                    <text:list-item>
                      <text:p text:style-name="P5">CloudLayer zur Wolkendarstellung</text:p>
                    </text:list-item>
                  </text:list>
                </text:list-item>
              </text:list>
            </text:list-item>
            <text:list-item>
              <text:p text:style-name="P5">24.</text:p>
              <text:list>
                <text:list-item>
                  <text:p text:style-name="P5">Erstellung von Parallax Layer ( unendlich langer, wiederholender Hintergrund) </text:p>
                </text:list-item>
                <text:list-item>
                  <text:p text:style-name="P5">Reine Arbeitszeit bisher: 2d 1h</text:p>
                </text:list-item>
              </text:list>
            </text:list-item>
            <text:list-item>
              <text:p text:style-name="P5">29.</text:p>
              <text:list>
                <text:list-item>
                  <text:p text:style-name="P5">Optimierung der Kollisionsperformance durch </text:p>
                  <text:p text:style-name="P5">Erstellung von einem Quadtree (Aufteilung der Map in gleich große Rectangles)</text:p>
                  <text:list>
                    <text:list-item>
                      <text:p text:style-name="P5">Erstellung der Quadtree und QuadTreeNode Klasse</text:p>
                    </text:list-item>
                  </text:list>
                </text:list-item>
                <text:list-item>
                  <text:p text:style-name="P5">Verbesserung der Parallax Layer </text:p>
                  <text:list>
                    <text:list-item>
                      <text:p text:style-name="P5">Lücken zwischen Texturen geschlossen</text:p>
                    </text:list-item>
                    <text:list-item>
                      <text:p text:style-name="P5">Ruckelhafte Bewegung behoben</text:p>
                      <text:p text:style-name="P11"/>
                    </text:list-item>
                  </text:list>
                </text:list-item>
              </text:list>
            </text:list-item>
          </text:list>
        </text:list-item>
        <text:list-item>
          <text:p text:style-name="P5">September 2010</text:p>
          <text:list>
            <text:list-item>
              <text:p text:style-name="P5">01.</text:p>
              <text:list>
                <text:list-item>
                  <text:p text:style-name="P5">Optimierung des QuadTree</text:p>
                  <text:list>
                    <text:list-item>
                      <text:p text:style-name="P5">Möglichkeit gleichzeitig in mehreren Rechtecken zu sein</text:p>
                      <text:list>
                        <text:list-item>
                          <text:p text:style-name="P5">behebt durchfallen bei Rechteckwechse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05.</text:p>
              <text:list>
                <text:list-item>
                  <text:p text:style-name="P5">Einbau von sog. GraphXPacks</text:p>
                  <text:list>
                    <text:list-item>
                      <text:p text:style-name="P5">Komplette Grafikpakete für Umgebung (z.B. Wiesenlandschaft, Höhle)</text:p>
                    </text:list-item>
                  </text:list>
                </text:list-item>
                <text:list-item>
                  <text:p text:style-name="P5">Weitere Animierung der CloudLayer</text:p>
                </text:list-item>
                <text:list-item>
                  <text:p text:style-name="P5">Kamera Offset → Spieler ist nun im unteren Bereich des Spielfenster, egal welche Größe dieses Besitzt.</text:p>
                </text:list-item>
                <text:list-item>
                  <text:p text:style-name="P5">Bisherige Zeit: 2d 9h</text:p>
                </text:list-item>
              </text:list>
            </text:list-item>
            <text:list-item>
              <text:p text:style-name="P5">07.</text:p>
              <text:list>
                <text:list-item>
                  <text:p text:style-name="P5">Anfang der Editorentwicklung</text:p>
                  <text:list>
                    <text:list-item>
                      <text:p text:style-name="P5">Erlernung von XNA als Windows Forms Control</text:p>
                    </text:list-item>
                    <text:list-item>
                      <text:p text:style-name="P5">Implementierung von XNA in Windows Forms</text:p>
                    </text:list-item>
                    <text:list-item>
                      <text:p text:style-name="P5">Verlinkung der Projekte STAR und StarEdit durch Verweise</text:p>
                    </text:list-item>
                    <text:list-item>
                      <text:p text:style-name="P5">Bau der StarWindow Form und des Controls LevelControl.</text:p>
                    </text:list-item>
                    <text:list-item>
                      <text:p text:style-name="P5">Einfache Maussteuerung des geladenen Levels (Bewegung,Zoom)</text:p>
                    </text:list-item>
                    <text:list-item>
                      <text:p text:style-name="P5">Dateien GraphicsDeviceControlMicrosoft.cs, GraphicsDeviceService.cs und ServiceContainer.cs in Projekt StarEdit stammen von Microsoft</text:p>
                      <text:list>
                        <text:list-item>
                          <text:p text:style-name="P5"><text:a xlink:type="simple" xlink:href="http://creators.xna.com/en-US/sample/winforms_series1">http://creators.xna.com/en-US/sample/winforms_series1</text:a></text:p>
                        </text:list-item>
                      </text:list>
                    </text:list-item>
                    <text:list-item>
                      <text:p text:style-name="P5">Modifizierung von GraphicsDeviceControl für eigene Zwecke</text:p>
                      <text:list>
                        <text:list-item>
                          <text:p text:style-name="P5">Einfügen und Steuern einer GameTime</text:p>
                        </text:list-item>
                        <text:list-item>
                          <text:p text:style-name="P5">Eigene Methoden befinden sich in der partial class GraphicsDeviceControl in der Datei GraphicsDeviceControlMarvinPohl.cs</text:p>
                        </text:list-item>
                      </text:list>
                    </text:list-item>
                    <text:list-item>
                      <text:p text:style-name="P5">Laden von Levels in Editor möglich </text:p>
                    </text:list-item>
                  </text:list>
                </text:list-item>
                <text:list-item>
                  <text:p text:style-name="P5">Bisherige reine Arbeitszeit 2d 14h</text:p>
                </text:list-item>
              </text:list>
            </text:list-item>
            <text:list-item>
              <text:p text:style-name="P11">10. </text:p>
              <text:list>
                <text:list-item>
                  <text:p text:style-name="P5">Einbau einer Spiellogik (<text:span text:style-name="T2">GameLogic</text:span>) Klasse</text:p>
                  <text:list>
                    <text:list-item>
                      <text:p text:style-name="P5">Verwaltung von Ereignissen während des Spiels</text:p>
                      <text:list>
                        <text:list-item>
                          <text:p text:style-name="P5">Tod</text:p>
                        </text:list-item>
                        <text:list-item>
                          <text:p text:style-name="P5">Ziel erreicht</text:p>
                        </text:list-item>
                      </text:list>
                    </text:list-item>
                    <text:list-item>
                      <text:p text:style-name="P5">Möglichkeit einzelner <text:span text:style-name="T2">GameEvents</text:span> z.B. <text:span text:style-name="T2">ExitGameEvent</text:span> (<text:span text:style-name="T2">GameEvents</text:span> werden immer von der <text:span text:style-name="T2">GameEvents</text:span> klasse abgeleitet.</text:p>
                    </text:list-item>
                  </text:list>
                </text:list-item>
                <text:list-item>
                  <text:p text:style-name="P5"><text:span text:style-name="T2">PixelShader</text:span> Effekte</text:p>
                  <text:list>
                    <text:list-item>
                      <text:p text:style-name="P5">Regeneffekt</text:p>
                    </text:list-item>
                    <text:list-item>
                      <text:p text:style-name="P6">MotionBlur</text:p>
                    </text:list-item>
                  </text:list>
                </text:list-item>
                <text:list-item>
                  <text:p text:style-name="P5">Bisher reine Arbeitszeit 2D 19h</text:p>
                </text:list-item>
              </text:list>
            </text:list-item>
            <text:list-item>
              <text:p text:style-name="P5">11.-17.</text:p>
              <text:list>
                <text:list-item>
                  <text:p text:style-name="P5">Anfang von Erstellung der <text:span text:style-name="T2">Enemy</text:span> Klasse (Gegner)</text:p>
                  <text:list>
                    <text:list-item>
                      <text:p text:style-name="P5">Komplexer Aufbau durch Dynamische Gegnermodelle (werden aus Dateien geladen)</text:p>
                    </text:list-item>
                    <text:list-item>
                      <text:p text:style-name="P5">Kollision</text:p>
                    </text:list-item>
                  </text:list>
                </text:list-item>
                <text:list-item>
                  <text:p text:style-name="P5">Anfang von Erstellung des <text:span text:style-name="T2">Enemy</text:span> Editors </text:p>
                  <text:list>
                    <text:list-item>
                      <text:p text:style-name="P6">EnemyEditorForm</text:p>
                    </text:list-item>
                    <text:list-item>
                      <text:p text:style-name="P6">EnemyControl.cs</text:p>
                    </text:list-item>
                    <text:list-item>
                      <text:p text:style-name="P5">Grafiken können mithilfe des <text:span text:style-name="T2">MSBuild</text:span> von .PNG in .<text:span text:style-name="T2">xnb</text:span> live konvertiert werden. Dafür wurden die Klassen <text:span text:style-name="T2">ContentBuilder.cs</text:span> und <text:span text:style-name="T2">ErrorLogger.cs</text:span> und <text:span text:style-name="T2">app.config</text:span> aus dem Beispiel Code <text:span text:style-name="T2">WinFormsContentLoading</text:span> benutzt:</text:p>
                      <text:list>
                        <text:list-item>
                          <text:p text:style-name="P5"><text:a xlink:type="simple" xlink:href="http://creators.xna.com/en-US/sample/winforms_series2">http://creators.xna.com/en-US/sample/winforms_series2</text:a></text:p>
                        </text:list-item>
                      </text:list>
                    </text:list-item>
                  </text:list>
                </text:list-item>
                <text:list-item>
                  <text:p text:style-name="P5">Generische Funktionen die spezielle Dateien laden</text:p>
                  <text:list>
                    <text:list-item>
                      <text:p text:style-name="P5">Schreiben oder lesen Listen im Format: „<text:span text:style-name="T1">Key</text:span>=<text:span text:style-name="T1">Value</text:span>;“ aus/in Dateien wobei <text:span text:style-name="T1">Key</text:span> in der Enumeration ist → Generisch.</text:p>
                    </text:list-item>
                    <text:list-item>
                      <text:p text:style-name="P5">public static class <text:span text:style-name="T1">FileManager</text:span></text:p>
                      <text:list>
                        <text:list-item>
                          <text:p text:style-name="P5"><text:span text:style-name="T1">public static Dictionary&lt;T,string&gt; </text:span><text:span text:style-name="T2">GetFileDict</text:span><text:span text:style-name="T1">&lt;T&gt;(string </text:span><text:span text:style-name="T2">filepath</text:span><text:span text:style-name="T1">)</text:span></text:p>
                        </text:list-item>
                        <text:list-item>
                          <text:p text:style-name="P9">public static void EnumDictToFile&lt;T&gt;(Dictionary&lt;T,string&gt;,string filename)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3">Bisher</text:span><text:span text:style-name="T1"> </text:span><text:span text:style-name="T3">reine</text:span><text:span text:style-name="T1"> </text:span><text:span text:style-name="T3">Arbeitszeit</text:span><text:span text:style-name="T1"> 3D 6h</text:span></text:p>
                </text:list-item>
              </text:list>
              <text:p text:style-name="P7"/>
            </text:list-item>
            <text:list-item>
              <text:p text:style-name="P12">18.-20.</text:p>
              <text:list>
                <text:list-item>
                  <text:p text:style-name="P8">Erweiterung des Editors zu MDI (Multi Document Interface)</text:p>
                </text:list-item>
                <text:list-item>
                  <text:p text:style-name="P8">weitere Pixelshader (KillEffect, GraphicEffect,Wave)</text:p>
                </text:list-item>
                <text:list-item>
                  <text:p text:style-name="P8">KillEvent und Spike Tile (Spieler stirbt wenn er Spikes berührt)</text:p>
                </text:list-item>
                <text:list-item>
                  <text:p text:style-name="P8">83 Mann stunden</text:p>
                </text:list-item>
              </text:list>
            </text:list-item>
            <text:list-item>
              <text:p text:style-name="P8">23.-24.</text:p>
              <text:list>
                <text:list-item>
                  <text:p text:style-name="P8">Erweiterung des Editors</text:p>
                  <text:list>
                    <text:list-item>
                      <text:p text:style-name="P8">Erstellung beliebig großer Level möglich</text:p>
                    </text:list-item>
                    <text:list-item>
                      <text:p text:style-name="P8">Einrahmung des veränderbaren Feldes</text:p>
                    </text:list-item>
                  </text:list>
                </text:list-item>
              </text:list>
            </text:list-item>
            <text:list-item>
              <text:p text:style-name="P8">26.-27.</text:p>
              <text:list>
                <text:list-item>
                  <text:p text:style-name="P8">Erweiterung des Editors</text:p>
                  <text:list>
                    <text:list-item>
                      <text:p text:style-name="P8">Verändern des Hintergrunds Möglich </text:p>
                    </text:list-item>
                  </text:list>
                </text:list-item>
                <text:list-item>
                  <text:p text:style-name="P8">Verbesserung der Levelspeicherung</text:p>
                  <text:list>
                    <text:list-item>
                      <text:p text:style-name="P8">TileType wird jetzt als Zahl und nicht als String gespeicher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Oktober 2010</text:p>
          <text:list>
            <text:list-item>
              <text:p text:style-name="P8">01.-03.</text:p>
              <text:list>
                <text:list-item>
                  <text:p text:style-name="P8">Erweiterung des Editors</text:p>
                  <text:list>
                    <text:list-item>
                      <text:p text:style-name="P8">Rechteckstool</text:p>
                    </text:list-item>
                  </text:list>
                </text:list-item>
              </text:list>
            </text:list-item>
            <text:list-item>
              <text:p text:style-name="P8">04.-06.</text:p>
              <text:list>
                <text:list-item>
                  <text:p text:style-name="P8">Verbesserung der InGame Kamera</text:p>
                  <text:list>
                    <text:list-item>
                      <text:p text:style-name="P8">scrollt nichtmehr linear hinter dem spiele hinterher</text:p>
                    </text:list-item>
                  </text:list>
                </text:list-item>
                <text:list-item>
                  <text:p text:style-name="P8">Bau einer ersten PhysikEngine/Partikelsystem</text:p>
                  <text:list>
                    <text:list-item>
                      <text:p text:style-name="P8">Partikel erkennen Kollision, haben Schwerkraft,Reibung, Lebenszeit, Textur</text:p>
                    </text:list-item>
                  </text:list>
                </text:list-item>
              </text:list>
            </text:list-item>
            <text:list-item>
              <text:p text:style-name="P8">08.-10.</text:p>
              <text:list>
                <text:list-item>
                  <text:p text:style-name="P8">Verbesserung/Erweiterung des Partikelsystems </text:p>
                  <text:list>
                    <text:list-item>
                      <text:p text:style-name="P8">Performanceverbesserung (Multithreading; ThreadSafe Content)</text:p>
                    </text:list-item>
                    <text:list-item>
                      <text:p text:style-name="P8">Erweiterung der physikalischen Möglichkeiten </text:p>
                    </text:list-item>
                  </text:list>
                </text:list-item>
              </text:list>
            </text:list-item>
            <text:list-item>
              <text:p text:style-name="P8">12.-14.</text:p>
              <text:list>
                <text:list-item>
                  <text:p text:style-name="P8">Grundklassen der Gegneranimation</text:p>
                </text:list-item>
                <text:list-item>
                  <text:p text:style-name="P8">Einbau der Gegneranimation in Editor</text:p>
                </text:list-item>
              </text:list>
            </text:list-item>
            <text:list-item>
              <text:p text:style-name="P13">15.-31.</text:p>
              <text:list>
                <text:list-item>
                  <text:p text:style-name="P8">Erweiterung des Gegner Editors</text:p>
                  <text:list>
                    <text:list-item>
                      <text:p text:style-name="P8">Erstellung von neuen Gegnern, Laden von existierenden Gegner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November</text:p>
          <text:list>
            <text:list-item>
              <text:p text:style-name="P8">11.</text:p>
              <text:list>
                <text:list-item>
                  <text:p text:style-name="P8">Einbindung der Gegner in Spiel</text:p>
                </text:list-item>
                <text:list-item>
                  <text:p text:style-name="P8">Erweiterung des Gegner Editors</text:p>
                </text:list-item>
                <text:list-item>
                  <text:p text:style-name="P8">Reine Arbeitszeit 5d 14h ( 134h )<text:line-break/><text:line-break/></text:p>
                </text:list-item>
              </text:list>
            </text:list-item>
            <text:list-item>
              <text:p text:style-name="P8">15.-23.</text:p>
              <text:list>
                <text:list-item>
                  <text:p text:style-name="P8">Kollision des Gegners</text:p>
                  <text:list>
                    <text:list-item>
                      <text:p text:style-name="P8">Interaktion mit Spieler</text:p>
                    </text:list-item>
                  </text:list>
                </text:list-item>
                <text:list-item>
                  <text:p text:style-name="P8">Korrekte Spiegelung des Gegners bei Richtungswechsel</text:p>
                </text:list-item>
              </text:list>
            </text:list-item>
          </text:list>
        </text:list-item>
        <text:list-item>
          <text:p text:style-name="P8">Dezember</text:p>
          <text:list>
            <text:list-item>
              <text:p text:style-name="P8">5.</text:p>
              <text:list>
                <text:list-item>
                  <text:p text:style-name="P8">Platzierung eines Gegners im Editor Möglich,</text:p>
                </text:list-item>
                <text:list-item>
                  <text:p text:style-name="P8">Speichern und Laden von Gegnern im Level möglich</text:p>
                </text:list-item>
              </text:list>
            </text:list-item>
            <text:list-item>
              <text:p text:style-name="P8">10.</text:p>
              <text:list>
                <text:list-item>
                  <text:p text:style-name="P8">Erstellung und Testen eines Kontrastpixelshaders</text:p>
                </text:list-item>
              </text:list>
            </text:list-item>
            <text:list-item>
              <text:p text:style-name="P8">12.</text:p>
              <text:list>
                <text:list-item>
                  <text:p text:style-name="P8">Einbau eines Ladebildschirms für das Laden der Level</text:p>
                  <text:list>
                    <text:list-item>
                      <text:p text:style-name="P8">Anzeige des aktuelle geladenen</text:p>
                    </text:list-item>
                    <text:list-item>
                      <text:p text:style-name="P8">Level wird in extra Thread geladen</text:p>
                    </text:list-item>
                  </text:list>
                </text:list-item>
              </text:list>
            </text:list-item>
            <text:list-item>
              <text:p text:style-name="P8">20.-31.</text:p>
              <text:list>
                <text:list-item>
                  <text:p text:style-name="P8">Einbau von einem Färbungspixelshader</text:p>
                  <text:list>
                    <text:list-item>
                      <text:p text:style-name="P8">Optimierung mithilfe der Nvidia Shader Library auf Pixel Shader 2.0</text:p>
                    </text:list-item>
                    <text:list-item>
                      <text:p text:style-name="P8">Färbung und Sättigung separat möglich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2011 Januar</text:p>
          <text:list>
            <text:list-item>
              <text:p text:style-name="P8">8.</text:p>
              <text:list>
                <text:list-item>
                  <text:p text:style-name="P8">Erweiterung des Färbungspixelshaders um Helligkeit und Kontrast</text:p>
                </text:list-item>
              </text:list>
            </text:list-item>
            <text:list-item>
              <text:p text:style-name="P8">9.</text:p>
              <text:list>
                <text:list-item>
                  <text:p text:style-name="P8">Speichern und Laden des Färbungspixelshaders</text:p>
                </text:list-item>
                <text:list-item>
                  <text:p text:style-name="P8"><text:soft-page-break/>Einbau des Pixelshaders ins Spiel</text:p>
                </text:list-item>
                <text:list-item>
                  <text:p text:style-name="P8">Bisherige Zeit: 6 Tage 7 h</text:p>
                </text:list-item>
              </text:list>
            </text:list-item>
            <text:list-item>
              <text:p text:style-name="P8">10.</text:p>
              <text:list>
                <text:list-item>
                  <text:p text:style-name="P8">Programmierung des A* Algorithmus nach Beschreibung der Funktionalität von Wikipedia</text:p>
                  <text:list>
                    <text:list-item>
                      <text:p text:style-name="P8">Benötigte Zeit: 8h</text:p>
                    </text:list-item>
                  </text:list>
                </text:list-item>
              </text:list>
            </text:list-item>
            <text:list-item>
              <text:p text:style-name="P8">14. - 15.</text:p>
              <text:list>
                <text:list-item>
                  <text:p text:style-name="P8">Erste Einbindung des A* Algorithmus und Implementierung in Gegner Klasse</text:p>
                </text:list-item>
              </text:list>
            </text:list-item>
            <text:list-item>
              <text:p text:style-name="P8">16.</text:p>
              <text:list>
                <text:list-item>
                  <text:p text:style-name="P8">Erweiterung der Gegner KI</text:p>
                  <text:list>
                    <text:list-item>
                      <text:p text:style-name="P8">Gegner verfolgt Spieler</text:p>
                    </text:list-item>
                    <text:list-item>
                      <text:p text:style-name="P8">Gegner springt Spieler hinterher</text:p>
                    </text:list-item>
                  </text:list>
                </text:list-item>
                <text:list-item>
                  <text:p text:style-name="P8">Bisherige Zeit 6d 19h</text:p>
                </text:list-item>
              </text:list>
            </text:list-item>
            <text:list-item>
              <text:p text:style-name="P8">21.-23.</text:p>
              <text:list>
                <text:list-item>
                  <text:p text:style-name="P8">Diverse Fehlerbehebungen im Enemy Editor</text:p>
                </text:list-item>
                <text:list-item>
                  <text:p text:style-name="P8">Erstellung von Mummy - Gegner Grafiken </text:p>
                </text:list-item>
              </text:list>
            </text:list-item>
            <text:list-item>
              <text:p text:style-name="P8">27.</text:p>
              <text:list>
                <text:list-item>
                  <text:p text:style-name="P8">Erste Animierung des Mummy Gegners</text:p>
                </text:list-item>
                <text:list-item>
                  <text:p text:style-name="P8">Erweiterung der Enemy Editor funktionalität.</text:p>
                </text:list-item>
              </text:list>
            </text:list-item>
          </text:list>
        </text:list-item>
        <text:list-item>
          <text:p text:style-name="P8">Februar</text:p>
          <text:list>
            <text:list-item>
              <text:p text:style-name="P8">10.</text:p>
              <text:list>
                <text:list-item>
                  <text:p text:style-name="P8">Umstrukturierung des Menüs</text:p>
                  <text:list>
                    <text:list-item>
                      <text:p text:style-name="P8">Einbau einer Übergangsanimation</text:p>
                    </text:list-item>
                    <text:list-item>
                      <text:p text:style-name="P8">Generalisierung der Menu Klasse</text:p>
                    </text:list-item>
                    <text:list-item>
                      <text:p text:style-name="P8">Hauptmenü als eigene Klasse</text:p>
                    </text:list-item>
                  </text:list>
                </text:list-item>
                <text:list-item>
                  <text:p text:style-name="P8">Behebung eines Deadlocks durch debugForm</text:p>
                </text:list-item>
                <text:list-item>
                  <text:p text:style-name="P8">Weitere Todesanimation bei Gegnern (Welleneffekt)</text:p>
                </text:list-item>
              </text:list>
            </text:list-item>
            <text:list-item>
              <text:p text:style-name="P8">18.</text:p>
              <text:list>
                <text:list-item>
                  <text:p text:style-name="P8">Umstrukturierung des Editors für geplante Erweiterung um DecoLayer Editierbarkeit</text:p>
                </text:list-item>
              </text:list>
            </text:list-item>
            <text:list-item>
              <text:p text:style-name="P8">19.</text:p>
              <text:list>
                <text:list-item>
                  <text:p text:style-name="P8">Erster Einbau des DecoLayers in Editor</text:p>
                </text:list-item>
              </text:list>
            </text:list-item>
            <text:list-item>
              <text:p text:style-name="P13">23.-24.</text:p>
              <text:list>
                <text:list-item>
                  <text:p text:style-name="P8">Grobe Erlernung von CUDA </text:p>
                  <text:list>
                    <text:list-item>
                      <text:p text:style-name="P8">Definition CUDA siehe: <text:a xlink:type="simple" xlink:href="http://de.wikipedia.org/wiki/Compute_Unified_Device_Architecture">http://de.wikipedia.org/wiki/Compute_Unified_Device_Architecture</text:a><text:line-break/></text:p>
                    </text:list-item>
                    <text:list-item>
                      <text:p text:style-name="P8">Erlernung der Funktionen:</text:p>
                      <text:list>
                        <text:list-item>
                          <text:p text:style-name="P8"><text:a xlink:type="simple" xlink:href="http://developer.nvidia.com/object/cuda_training.html">http://developer.nvidia.com/object/cuda_training.html</text:a></text:p>
                        </text:list-item>
                        <text:list-item>
                          <text:p text:style-name="P8">Sample Code aus CUDA Toolkit 3.2 Beispielen</text:p>
                          <text:list>
                            <text:list-item>
                              <text:p text:style-name="P8"><text:a xlink:type="simple" xlink:href="http://developer.nvidia.com/object/cuda_3_2_downloads.html">http://developer.nvidia.com/object/cuda_3_2_downloads.html</text:a><text:line-break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Erstellung einer DLL für die Particle Engine in CUDA</text:p>
                  <text:list>
                    <text:list-item>
                      <text:p text:style-name="P8">Grundsätzlicher interop Code aus</text:p>
                      <text:list>
                        <text:list-item>
                          <text:p text:style-name="P8"><text:a xlink:type="simple" xlink:href="http://www.andyhcoates.com/Blog/post/How-to-use-CUDA-from-XNA.aspx">http://www.andyhcoates.com/Blog/post/How-to-use-CUDA-from-XNA.aspx</text:a></text:p>
                        </text:list-item>
                        <text:list-item>
                          <text:p text:style-name="P8"><text:a xlink:type="simple" xlink:href="http://www.andyhcoates.com/Blog/post/blah.aspx">http://www.andyhcoates.com/Blog/post/blah.aspx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25.-26.</text:p>
              <text:list>
                <text:list-item>
                  <text:p text:style-name="P8">Portierung des vorhandenen Partikelcodes von C# auf „C for CUDA“ / C / C++</text:p>
                </text:list-item>
                <text:list-item>
                  <text:p text:style-name="P8">Einbindung der DLL in C#</text:p>
                  <text:list>
                    <text:list-item>
                      <text:p text:style-name="P8">Stundenlange versuche der Fehlerbehebung in DLL <text:line-break/>(keine – spärliche Debugmöglichkeit)</text:p>
                      <text:list>
                        <text:list-item>
                          <text:p text:style-name="P8">Kleine Hilfe durch NVIDIA Compute Visual Profiler (Programmanalyse während der Ausführung) → Anzeige von Fehlermeldungen bei Funktionsaufrufen innerhalb des C Codes (nicht in CUDA Code)</text:p>
                        </text:list-item>
                      </text:list>
                    </text:list-item>
                    <text:list-item>
                      <text:p text:style-name="P8">Erste Lauffähige Version der Engine auf CUDA-Bas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März 2011</text:p>
          <text:list>
            <text:list-item>
              <text:p text:style-name="P8">7.</text:p>
              <text:list>
                <text:list-item>
                  <text:p text:style-name="P8">Erweiterung der Cuda Enginge</text:p>
                  <text:list>
                    <text:list-item>
                      <text:p text:style-name="P8">Mehrere Cuda Particle Engines gleichzeitig möglich</text:p>
                      <text:list>
                        <text:list-item>
                          <text:p text:style-name="P8">Erstellung eines structs der Alle relevanten Pointer enthält</text:p>
                        </text:list-item>
                        <text:list-item>
                          <text:p text:style-name="P8">Speicherung des structs in C# als IntPtr</text:p>
                        </text:list-item>
                      </text:list>
                    </text:list-item>
                    <text:list-item>
                      <text:p text:style-name="P8">Behebung des nichtfunktionierends der Fontänen Funktion</text:p>
                    </text:list-item>
                  </text:list>
                </text:list-item>
              </text:list>
            </text:list-item>
            <text:list-item>
              <text:p text:style-name="P8">11. </text:p>
              <text:list>
                <text:list-item>
                  <text:p text:style-name="P8">Erweiterung des Editors</text:p>
                  <text:list>
                    <text:list-item>
                      <text:p text:style-name="P8">Anzeige und löschen von gesetzten Dekorationen möglich</text:p>
                    </text:list-item>
                    <text:list-item>
                      <text:p text:style-name="P8">DecoLayer besitzen jetzt gleiche FXData wie Level.</text:p>
                    </text:list-item>
                  </text:list>
                </text:list-item>
              </text:list>
            </text:list-item>
            <text:list-item>
              <text:p text:style-name="P13">15.</text:p>
              <text:list>
                <text:list-item>
                  <text:p text:style-name="P8">Erweiterung des Editors</text:p>
                  <text:list>
                    <text:list-item>
                      <text:p text:style-name="P8">Größe und Rotation und Angelpunkt für Rotation sind jetzt für Dekorationen definierbar.</text:p>
                    </text:list-item>
                  </text:list>
                </text:list-item>
              </text:list>
            </text:list-item>
            <text:list-item>
              <text:p text:style-name="P8">26.-29.</text:p>
              <text:list>
                <text:list-item>
                  <text:p text:style-name="P8">Erstellung des Trace-Effekts (Simple Motion Blur)</text:p>
                </text:list-item>
                <text:list-item>
                  <text:p text:style-name="P8">Einbindung des Trace-Effekts als Kill Effekt </text:p>
                </text:list-item>
                <text:list-item>
                  <text:p text:style-name="P8">Abänderung des Kill Events</text:p>
                  <text:list>
                    <text:list-item>
                      <text:p text:style-name="P8">Einbau des Trace Effekts</text:p>
                    </text:list-item>
                    <text:list-item>
                      <text:p text:style-name="P8">Ausblendung zu Schwarz und Einblendung von „GameOver“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pril 2011</text:p>
          <text:list>
            <text:list-item>
              <text:p text:style-name="P8">3.-6.</text:p>
              <text:list>
                <text:list-item>
                  <text:p text:style-name="P8">Erweiterung des Gegner Editors</text:p>
                  <text:list>
                    <text:list-item>
                      <text:p text:style-name="P8">Rechtecke können jetzt gelöscht werden</text:p>
                    </text:list-item>
                    <text:list-item>
                      <text:p text:style-name="P8">Workflow verbessert</text:p>
                    </text:list-item>
                    <text:list-item>
                      <text:p text:style-name="P8">Parent Tool verbessert</text:p>
                    </text:list-item>
                  </text:list>
                </text:list-item>
              </text:list>
            </text:list-item>
            <text:list-item>
              <text:p text:style-name="P8">7.-9.</text:p>
              <text:list>
                <text:list-item>
                  <text:p text:style-name="P8">Versuche Gegner zu spiegeln.</text:p>
                  <text:list>
                    <text:list-item>
                      <text:p text:style-name="P8">Sehr problematisch durch viele rotierte Rechtecke.</text:p>
                    </text:list-item>
                  </text:list>
                </text:list-item>
              </text:list>
            </text:list-item>
            <text:list-item>
              <text:p text:style-name="P8">11.</text:p>
              <text:list>
                <text:list-item>
                  <text:p text:style-name="P8">Testen des Editors auf fremd PC's (Nils Baur)</text:p>
                </text:list-item>
                <text:list-item>
                  <text:p text:style-name="P8">Anfrage an Nils Baur für die Erstellung von Gegnern.</text:p>
                </text:list-item>
              </text:list>
            </text:list-item>
            <text:list-item>
              <text:p text:style-name="P8">15.</text:p>
              <text:list>
                <text:list-item>
                  <text:p text:style-name="P8">Erfolgreiche Spiegelung von Gegner</text:p>
                  <text:list>
                    <text:list-item>
                      <text:p text:style-name="P8">Zeichnen des kompletten Gegners auf extra RenderTarget</text:p>
                    </text:list-item>
                    <text:list-item>
                      <text:p text:style-name="P8">Spiegelung des kompletten Targets</text:p>
                    </text:list-item>
                  </text:list>
                </text:list-item>
              </text:list>
            </text:list-item>
            <text:list-item>
              <text:p text:style-name="P13">20.</text:p>
              <text:list>
                <text:list-item>
                  <text:p text:style-name="P8">Erstellung der InteractiveObjects Klasse als Oberklasse für Objekte, die den Spieler direkt Beeinflussen</text:p>
                </text:list-item>
                <text:list-item>
                  <text:p text:style-name="P8">Erstellung eines JumpPads als InteractiveObject</text:p>
                  <text:list>
                    <text:list-item>
                      <text:p text:style-name="P8">Gegner fliegt bei Berührung in gewünschte Richtung</text:p>
                    </text:list-item>
                    <text:list-item>
                      <text:p text:style-name="P8">Partikel als Effekte</text:p>
                    </text:list-item>
                  </text:list>
                </text:list-item>
              </text:list>
            </text:list-item>
            <text:list-item>
              <text:p text:style-name="P8">29.</text:p>
              <text:list>
                <text:list-item>
                  <text:p text:style-name="P8">Erweiterung des JumpPads</text:p>
                </text:list-item>
                <text:list-item>
                  <text:p text:style-name="P8">Anpassung der Steuerung</text:p>
                </text:list-item>
              </text:list>
            </text:list-item>
          </text:list>
        </text:list-item>
        <text:list-item>
          <text:p text:style-name="P8">Mai 2011</text:p>
          <text:list>
            <text:list-item>
              <text:p text:style-name="P8">01.</text:p>
              <text:list>
                <text:list-item>
                  <text:p text:style-name="P8">Erstellung der InteractiveObjectManager Klasse</text:p>
                </text:list-item>
              </text:list>
            </text:list-item>
            <text:list-item>
              <text:p text:style-name="P8">06.</text:p>
              <text:list>
                <text:list-item>
                  <text:p text:style-name="P8">Erklärung des Editors für Nils Baur zur Gegnererstellung</text:p>
                </text:list-item>
                <text:list-item>
                  <text:p text:style-name="P8">Erstellung des Plakats für Sonntag 8.Mai</text:p>
                </text:list-item>
              </text:list>
            </text:list-item>
            <text:list-item>
              <text:p text:style-name="P8">07.</text:p>
              <text:list>
                <text:list-item>
                  <text:p text:style-name="P8">InteraktiveObjekte (bisjetzt JumpPad) im Editor einfügbar</text:p>
                </text:list-item>
                <text:list-item>
                  <text:p text:style-name="P8">Speichern und laden von Interaktiven Objekten möglich.</text:p>
                </text:list-item>
              </text:list>
            </text:list-item>
            <text:list-item>
              <text:p text:style-name="P8">10.-12.</text:p>
              <text:list>
                <text:list-item>
                  <text:p text:style-name="P8">Erstellung eines neuen Spielers (Grafik)</text:p>
                </text:list-item>
                <text:list-item>
                  <text:p text:style-name="P8">Leistungsoptimierungen der JumpPads</text:p>
                </text:list-item>
              </text:list>
            </text:list-item>
            <text:list-item>
              <text:p text:style-name="P8">13.</text:p>
              <text:list>
                <text:list-item>
                  <text:p text:style-name="P8">Erklärung an Herrn Heidenreich, wie C/C++ Programmbibliotheken (DLLs) zu erstellen und in C# zu implementieren sind.</text:p>
                </text:list-item>
              </text:list>
            </text:list-item>
            <text:list-item>
              <text:p text:style-name="P8">15.</text:p>
              <text:list>
                <text:list-item>
                  <text:p text:style-name="P8">Generalisierung der Eingabe (Interface IgameController)</text:p>
                  <text:list>
                    <text:list-item>
                      <text:p text:style-name="P8">Vorbereitungen auf konfigurierbare Eingabe via Options-Menu</text:p>
                    </text:list-item>
                  </text:list>
                </text:list-item>
                <text:list-item>
                  <text:p text:style-name="P8">Bisherige reine Arbeitszeit: 243h (10d 3h)</text:p>
                </text:list-item>
              </text:list>
            </text:list-item>
            <text:list-item>
              <text:p text:style-name="P8">28.-30.</text:p>
              <text:list>
                <text:list-item>
                  <text:p text:style-name="P8">Umschreiben auf XNA 4.0</text:p>
                  <text:list>
                    <text:list-item>
                      <text:p text:style-name="P8">Einbüßung mancher Effekte (Behebung folgt)</text:p>
                    </text:list-item>
                    <text:list-item>
                      <text:p text:style-name="P8">Umschreiben der CUDAParticleEngine auf VS 2010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Juni 2011</text:p>
          <text:list>
            <text:list-item>
              <text:p text:style-name="P8">01.</text:p>
              <text:list>
                <text:list-item>
                  <text:p text:style-name="P9"><text:span text:style-name="T4">Erstellung des ToonShader Effekts mit Abwandlungen auf Basis von <text:line-break/></text:span><text:a xlink:type="simple" xlink:href="http://digitalerr0r.wordpress.com/2009/03/22/xna-shader-programming-tutorial-7-toon-shading/">http://digitalerr0r.wordpress.com/2009/03/22/xna-shader-programming-tutorial-7-toon-shading/</text:a><text:span text:style-name="T4"> </text:span></text:p>
                </text:list-item>
              </text:list>
            </text:list-item>
            <text:list-item>
              <text:p text:style-name="P8">05.</text:p>
              <text:list>
                <text:list-item>
                  <text:p text:style-name="P8">Erstellung von Skalierungseffekt zwischen GameStates</text:p>
                </text:list-item>
                <text:list-item>
                  <text:p text:style-name="P8">Behebung eines Bugs an dem Wellen Effekt</text:p>
                </text:list-item>
              </text:list>
            </text:list-item>
            <text:list-item>
              <text:p text:style-name="P8">12.-13.</text:p>
              <text:list>
                <text:list-item>
                  <text:p text:style-name="P8">Implementierung von Musik, welche unter Creative-Commons 3.0 BY-NC-SA stehen.</text:p>
                </text:list-item>
                <text:list-item>
                  <text:p text:style-name="P8">Löschen von Gegnern im Editor jetzt möglich.</text:p>
                </text:list-item>
                <text:list-item>
                  <text:p text:style-name="P8">Behebung einiger Fehler im Editor, die dazu führten, dass sich der Prozess StarEdit.exe nicht schloss (jetzt korrekte Zerstörung der laufenden Threads und keine Verwaisung von Threads).</text:p>
                </text:list-item>
              </text:list>
            </text:list-item>
            <text:list-item>
              <text:p text:style-name="P8">18.</text:p>
              <text:list>
                <text:list-item>
                  <text:p text:style-name="P8">Einbau des Game States Credits</text:p>
                </text:list-item>
              </text:list>
            </text:list-item>
            <text:list-item>
              <text:p text:style-name="P8">19.</text:p>
              <text:list>
                <text:list-item>
                  <text:p text:style-name="P8">Verbesserung der Menu GUI</text:p>
                  <text:list>
                    <text:list-item>
                      <text:p text:style-name="P8">Custom Levels Liste scrollt jetzt.</text:p>
                    </text:list-item>
                    <text:list-item>
                      <text:p text:style-name="P8">Menukeys werden jetzt nach einer bestimmten Zeit, die sich je länger man drückt verringert, automatisch erneut gedrückt.</text:p>
                    </text:list-item>
                  </text:list>
                </text:list-item>
                <text:list-item>
                  <text:p text:style-name="P8">Verbesserung einiger Lags, die auf leistungsschwächeren Computern (Laptop) aufgetreten sin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velopment Log S.T.A.R. / Marvin Pohl</text:p>
      </style:header>
      <style:footer>
        <text:p text:style-name="MP2"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vin Pohl</meta:initial-creator>
    <meta:creation-date>2010-08-24T16:45:59.25</meta:creation-date>
    <dc:date>2011-06-20T00:26:57.03</dc:date>
    <dc:creator>Marvin Pohl</dc:creator>
    <meta:editing-duration>PT14H40M52S</meta:editing-duration>
    <meta:editing-cycles>71</meta:editing-cycles>
    <meta:generator>OpenOffice.org/3.2$Win32 OpenOffice.org_project/320m18$Build-9502</meta:generator>
    <meta:printed-by>Marvin Pohl</meta:printed-by>
    <meta:print-date>2010-11-11T22:00:29.47</meta:print-date>
    <meta:document-statistic meta:table-count="0" meta:image-count="0" meta:object-count="0" meta:page-count="11" meta:paragraph-count="298" meta:word-count="1648" meta:character-count="10828"/>
  </office:meta>
</office:document-meta>
</file>